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fo:language="en" fo:country="US" fo:font-weight="bold" officeooo:rsid="00011524" officeooo:paragraph-rsid="00135ae4" style:font-size-asian="14pt" style:font-weight-asian="bold" style:font-name-complex="Times New Roman1" style:font-size-complex="14pt"/>
    </style:style>
    <style:style style:name="P2" style:family="paragraph" style:parent-style-name="Standard">
      <style:paragraph-properties fo:text-align="justify" style:justify-single-word="false"/>
      <style:text-properties style:font-name="Times New Roman" fo:font-size="14pt" fo:language="en" fo:country="US" fo:font-weight="bold" officeooo:rsid="00011524" officeooo:paragraph-rsid="00179718" style:font-size-asian="14pt" style:font-weight-asian="bold" style:font-name-complex="Times New Roman1" style:font-size-complex="14pt"/>
    </style:style>
    <style:style style:name="P3" style:family="paragraph" style:parent-style-name="Standard">
      <style:paragraph-properties fo:text-align="justify" style:justify-single-word="false"/>
      <style:text-properties style:font-name="Times New Roman" fo:font-size="14pt" fo:language="en" fo:country="US" fo:font-weight="bold" officeooo:rsid="00011524" officeooo:paragraph-rsid="001988ba" style:font-size-asian="14pt" style:font-weight-asian="bold" style:font-name-complex="Times New Roman1" style:font-size-complex="14pt"/>
    </style:style>
    <style:style style:name="P4" style:family="paragraph" style:parent-style-name="Standard">
      <style:paragraph-properties fo:text-align="justify" style:justify-single-word="false"/>
      <style:text-properties style:font-name="Times New Roman" fo:font-size="14pt" fo:language="en" fo:country="US" fo:font-weight="bold" officeooo:rsid="00011524" officeooo:paragraph-rsid="001af0e8" style:font-size-asian="14pt" style:font-weight-asian="bold" style:font-name-complex="Times New Roman1" style:font-size-complex="14pt"/>
    </style:style>
    <style:style style:name="P5" style:family="paragraph" style:parent-style-name="Standard">
      <style:paragraph-properties fo:text-align="justify" style:justify-single-word="false"/>
      <style:text-properties style:font-name="Times New Roman" fo:font-size="14pt" fo:language="en" fo:country="US" fo:font-weight="bold" officeooo:rsid="00011524" officeooo:paragraph-rsid="001f01f0" style:font-size-asian="14pt" style:font-weight-asian="bold" style:font-name-complex="Times New Roman1" style:font-size-complex="14pt"/>
    </style:style>
    <style:style style:name="P6" style:family="paragraph" style:parent-style-name="Standard">
      <style:paragraph-properties fo:text-align="justify" style:justify-single-word="false"/>
      <style:text-properties style:font-name="Times New Roman" fo:font-size="14pt" fo:language="en" fo:country="US" fo:font-weight="bold" officeooo:rsid="00011524" officeooo:paragraph-rsid="0027b2f2" style:font-size-asian="14pt" style:font-weight-asian="bold" style:font-name-complex="Times New Roman1" style:font-size-complex="14pt"/>
    </style:style>
    <style:style style:name="P7" style:family="paragraph" style:parent-style-name="Standard">
      <style:paragraph-properties fo:text-align="justify" style:justify-single-word="false"/>
      <style:text-properties style:font-name="Times New Roman" fo:font-size="14pt" fo:language="en" fo:country="US" fo:font-weight="bold" officeooo:rsid="00011524" officeooo:paragraph-rsid="002e143e" style:font-size-asian="14pt" style:font-weight-asian="bold" style:font-name-complex="Times New Roman1" style:font-size-complex="14pt"/>
    </style:style>
    <style:style style:name="P8" style:family="paragraph" style:parent-style-name="Standard">
      <style:paragraph-properties fo:line-height="100%" fo:text-align="justify" style:justify-single-word="false" fo:hyphenation-ladder-count="no-limit">
        <style:tab-stops>
          <style:tab-stop style:position="1.561cm"/>
        </style:tab-stops>
      </style:paragraph-properties>
      <style:text-properties style:font-name="Times New Roman" fo:font-size="14pt" fo:language="en" fo:country="US" fo:font-weight="bold" officeooo:rsid="00011524" officeooo:paragraph-rsid="001c58b9" style:font-size-asian="14pt" style:font-weight-asian="bold" style:font-name-complex="Times New Roman1" style:font-size-complex="14pt" fo:hyphenate="false" fo:hyphenation-remain-char-count="2" fo:hyphenation-push-char-count="2"/>
    </style:style>
    <style:style style:name="P9" style:family="paragraph" style:parent-style-name="Standard">
      <style:paragraph-properties fo:line-height="100%" fo:text-align="justify" style:justify-single-word="false" fo:hyphenation-ladder-count="no-limit">
        <style:tab-stops>
          <style:tab-stop style:position="1.561cm"/>
        </style:tab-stops>
      </style:paragraph-properties>
      <style:text-properties style:font-name="Times New Roman" fo:font-size="14pt" fo:language="en" fo:country="US" fo:font-weight="bold" officeooo:rsid="00011524" officeooo:paragraph-rsid="001e2456" style:font-size-asian="14pt" style:font-weight-asian="bold" style:font-name-complex="Times New Roman1" style:font-size-complex="14pt" fo:hyphenate="false" fo:hyphenation-remain-char-count="2" fo:hyphenation-push-char-count="2"/>
    </style:style>
    <style:style style:name="P10" style:family="paragraph" style:parent-style-name="Standard">
      <style:paragraph-properties fo:text-align="start" style:justify-single-word="false"/>
      <style:text-properties style:font-name="Times New Roman" fo:font-size="14pt" fo:language="en" fo:country="US" fo:font-weight="bold" officeooo:rsid="00011524" officeooo:paragraph-rsid="00134597" style:font-size-asian="14pt" style:font-weight-asian="bold"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fo:language="ru" fo:country="RU" fo:font-weight="bold" officeooo:rsid="0022b483" officeooo:paragraph-rsid="0022b483" style:font-name-asian="Times New Roman1" style:font-size-asian="14pt" style:font-weight-asian="bold" style:font-name-complex="Times New Roman1" style:font-size-complex="12pt"/>
    </style:style>
    <style:style style:name="P12" style:family="paragraph" style:parent-style-name="Standard">
      <style:paragraph-properties fo:text-align="justify" style:justify-single-word="false"/>
      <style:text-properties style:font-name="Times New Roman" fo:font-size="14pt" fo:language="ru" fo:country="RU" fo:font-weight="bold" officeooo:rsid="000eef19" officeooo:paragraph-rsid="000eef19" style:font-size-asian="14pt" style:font-weight-asian="bold"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fo:font-weight="bold" officeooo:paragraph-rsid="00019b40" style:font-size-asian="14pt" style:font-weight-asian="bold" style:font-name-complex="Times New Roman1" style:font-size-complex="14pt"/>
    </style:style>
    <style:style style:name="P14" style:family="paragraph" style:parent-style-name="Standard">
      <style:paragraph-properties fo:text-align="justify" style:justify-single-word="false"/>
      <style:text-properties style:font-name="Times New Roman" fo:font-size="14pt" fo:font-weight="bold" officeooo:paragraph-rsid="00134597" style:font-size-asian="14pt" style:font-weight-asian="bold" style:font-name-complex="Times New Roman1" style:font-size-complex="14pt"/>
    </style:style>
    <style:style style:name="P15" style:family="paragraph" style:parent-style-name="Standard">
      <style:paragraph-properties fo:text-align="justify" style:justify-single-word="false"/>
      <style:text-properties fo:language="en" fo:country="US" officeooo:rsid="001988ba" officeooo:paragraph-rsid="00019b40"/>
    </style:style>
    <style:style style:name="P16" style:family="paragraph" style:parent-style-name="Standard">
      <style:paragraph-properties fo:text-align="justify" style:justify-single-word="false"/>
      <style:text-properties officeooo:paragraph-rsid="000eef19"/>
    </style:style>
    <style:style style:name="P17" style:family="paragraph" style:parent-style-name="Standard">
      <style:paragraph-properties fo:text-align="justify" style:justify-single-word="false"/>
      <style:text-properties fo:font-size="12pt" fo:font-weight="normal" officeooo:rsid="0028b654" officeooo:paragraph-rsid="0028b654" style:font-size-asian="12pt" style:font-weight-asian="normal" style:font-size-complex="12pt" style:font-weight-complex="normal"/>
    </style:style>
    <style:style style:name="P18" style:family="paragraph" style:parent-style-name="Heading_20_1">
      <style:paragraph-properties fo:text-align="center" style:justify-single-word="false"/>
      <style:text-properties style:font-name="Times New Roman" fo:font-size="14pt" fo:language="ru" fo:country="RU" fo:font-weight="bold" officeooo:rsid="002499cb" officeooo:paragraph-rsid="002499cb" style:font-name-asian="Times New Roman1" style:font-size-asian="14pt" style:font-weight-asian="bold" style:font-name-complex="Times New Roman1" style:font-size-complex="12pt"/>
    </style:style>
    <style:style style:name="P19" style:family="paragraph" style:parent-style-name="Text_20_body">
      <style:paragraph-properties fo:text-align="justify" style:justify-single-word="false"/>
      <style:text-properties style:font-name="Times New Roman" fo:font-size="12pt" fo:font-weight="normal" officeooo:paragraph-rsid="00019b40" style:font-size-asian="12pt" style:font-weight-asian="normal" style:font-name-complex="Times New Roman1" style:font-size-complex="12pt" style:font-weight-complex="normal"/>
    </style:style>
    <style:style style:name="P20" style:family="paragraph" style:parent-style-name="Text_20_body">
      <style:paragraph-properties fo:text-align="justify" style:justify-single-word="false"/>
    </style:style>
    <style:style style:name="P21" style:family="paragraph" style:parent-style-name="Text_20_body">
      <style:text-properties officeooo:paragraph-rsid="002617fd"/>
    </style:style>
    <style:style style:name="P22" style:family="paragraph" style:parent-style-name="Text_20_body">
      <style:paragraph-properties fo:text-align="start" style:justify-single-word="false"/>
      <style:text-properties fo:language="ru" fo:country="RU" officeooo:rsid="0029c863" officeooo:paragraph-rsid="0029c863"/>
    </style:style>
    <style:style style:name="P23" style:family="paragraph" style:parent-style-name="Preformatted_20_Text">
      <style:paragraph-properties fo:margin-left="0cm" fo:margin-right="0cm" fo:margin-top="0cm" fo:margin-bottom="0.499cm" loext:contextual-spacing="false" fo:text-indent="0cm" style:auto-text-indent="false"/>
    </style:style>
    <style:style style:name="P24" style:family="paragraph" style:parent-style-name="Preformatted_20_Text">
      <style:paragraph-properties fo:margin-left="0cm" fo:margin-right="0cm" fo:margin-top="0cm" fo:margin-bottom="0cm" loext:contextual-spacing="false" fo:text-indent="0cm" style:auto-text-indent="false"/>
    </style:style>
    <style:style style:name="P25" style:family="paragraph" style:parent-style-name="Preformatted_20_Text">
      <style:paragraph-properties fo:margin-left="0cm" fo:margin-right="0cm" fo:margin-top="0cm" fo:margin-bottom="0cm" loext:contextual-spacing="false" fo:text-indent="0cm" style:auto-text-indent="false"/>
      <style:text-properties fo:language="ru" fo:country="RU" officeooo:rsid="002ba44a" officeooo:paragraph-rsid="002ba44a"/>
    </style:style>
    <style:style style:name="P26" style:family="paragraph" style:parent-style-name="Preformatted_20_Text">
      <style:paragraph-properties fo:margin-left="0cm" fo:margin-right="0cm" fo:margin-top="0cm" fo:margin-bottom="0cm" loext:contextual-spacing="false" fo:text-indent="0cm" style:auto-text-indent="false"/>
      <style:text-properties officeooo:paragraph-rsid="002e143e"/>
    </style:style>
    <style:style style:name="P27" style:family="paragraph" style:parent-style-name="Heading_20_2">
      <style:paragraph-properties fo:text-align="justify" style:justify-single-word="false"/>
      <style:text-properties style:font-name="Times New Roman" fo:font-size="14pt" fo:language="ru" fo:country="RU" fo:font-weight="bold" officeooo:rsid="000eef19" officeooo:paragraph-rsid="000eef19" style:font-size-asian="14pt" style:font-weight-asian="bold" style:font-name-complex="Times New Roman1" style:font-size-complex="14pt"/>
    </style:style>
    <style:style style:name="P28" style:family="paragraph" style:parent-style-name="Heading_20_2">
      <style:paragraph-properties fo:text-align="justify" style:justify-single-word="false"/>
      <style:text-properties style:font-name="Times New Roman" fo:font-size="14pt" fo:font-weight="bold" officeooo:paragraph-rsid="00019b40" style:font-size-asian="14pt" style:font-weight-asian="bold" style:font-name-complex="Times New Roman1" style:font-size-complex="14pt" style:font-weight-complex="bold"/>
    </style:style>
    <style:style style:name="P29" style:family="paragraph" style:parent-style-name="Preformatted_20_Text">
      <style:paragraph-properties fo:text-align="justify" style:justify-single-word="false"/>
      <style:text-properties fo:language="ru" fo:country="RU" officeooo:rsid="0029c863" officeooo:paragraph-rsid="0029c863"/>
    </style:style>
    <style:style style:name="P30" style:family="paragraph" style:parent-style-name="Heading_20_4">
      <style:paragraph-properties fo:text-align="justify" style:justify-single-word="false"/>
      <style:text-properties style:font-name="Times New Roman" fo:font-size="14pt" fo:language="en" fo:country="US" fo:font-weight="bold" officeooo:rsid="00011524" officeooo:paragraph-rsid="00134597" style:font-size-asian="14pt" style:font-weight-asian="bold" style:font-name-complex="Times New Roman1" style:font-size-complex="14pt"/>
    </style:style>
    <style:style style:name="P31" style:family="paragraph" style:parent-style-name="Heading_20_6">
      <style:text-properties fo:font-size="10pt" style:font-size-asian="10pt" style:font-size-complex="10pt"/>
    </style:style>
    <style:style style:name="P32" style:family="paragraph" style:parent-style-name="Heading_20_5">
      <style:paragraph-properties fo:text-align="justify" style:justify-single-word="false"/>
      <style:text-properties style:font-name="Times New Roman" fo:font-size="14pt" fo:language="en" fo:country="US" fo:font-weight="bold" officeooo:rsid="00011524" officeooo:paragraph-rsid="00179718" style:font-size-asian="14pt" style:font-weight-asian="bold" style:font-name-complex="Times New Roman1" style:font-size-complex="14pt"/>
    </style:style>
    <style:style style:name="P33" style:family="paragraph" style:parent-style-name="Standard">
      <style:paragraph-properties fo:text-align="justify" style:justify-single-word="false"/>
      <style:text-properties style:font-name="Times New Roman" fo:font-size="12pt" fo:language="ru" fo:country="RU" fo:font-weight="normal" officeooo:rsid="0028164e" officeooo:paragraph-rsid="000eef19" style:font-size-asian="12pt" style:font-weight-asian="normal" style:font-name-complex="Times New Roman1" style:font-size-complex="12pt" style:font-weight-complex="normal"/>
    </style:style>
    <style:style style:name="P34" style:family="paragraph" style:parent-style-name="Standard">
      <style:paragraph-properties fo:text-align="justify" style:justify-single-word="false"/>
      <style:text-properties style:font-name="Times New Roman" fo:font-size="14pt" fo:language="ru" fo:country="RU" fo:font-weight="bold" officeooo:rsid="0028164e" officeooo:paragraph-rsid="000eef19" style:font-size-asian="14pt" style:font-weight-asian="bold" style:font-name-complex="Times New Roman1" style:font-size-complex="14pt" style:font-weight-complex="normal"/>
    </style:style>
    <style:style style:name="P35" style:family="paragraph" style:parent-style-name="Standard">
      <style:paragraph-properties fo:text-align="justify" style:justify-single-word="false"/>
      <style:text-properties style:font-name="Times New Roman" fo:font-size="14pt" fo:language="en" fo:country="US" fo:font-weight="bold" officeooo:rsid="00011524" officeooo:paragraph-rsid="001af0e8" style:font-size-asian="14pt" style:font-weight-asian="bold" style:font-name-complex="Times New Roman1" style:font-size-complex="14pt"/>
    </style:style>
    <style:style style:name="P36" style:family="paragraph" style:parent-style-name="Standard">
      <style:paragraph-properties fo:line-height="100%" fo:text-align="justify" style:justify-single-word="false" fo:hyphenation-ladder-count="no-limit">
        <style:tab-stops>
          <style:tab-stop style:position="1.561cm"/>
        </style:tab-stops>
      </style:paragraph-properties>
      <style:text-properties style:font-name="Times New Roman" fo:font-size="14pt" fo:language="en" fo:country="US" fo:font-weight="bold" officeooo:rsid="00011524" officeooo:paragraph-rsid="001e2456" style:font-size-asian="14pt" style:font-weight-asian="bold" style:font-name-complex="Times New Roman1" style:font-size-complex="14pt" fo:hyphenate="false" fo:hyphenation-remain-char-count="2" fo:hyphenation-push-char-count="2"/>
    </style:style>
    <style:style style:name="P37" style:family="paragraph" style:parent-style-name="Standard">
      <style:paragraph-properties fo:line-height="100%" fo:text-align="justify" style:justify-single-word="false" fo:hyphenation-ladder-count="no-limit">
        <style:tab-stops>
          <style:tab-stop style:position="1.561cm"/>
        </style:tab-stops>
      </style:paragraph-properties>
      <style:text-properties style:font-name="Times New Roman" fo:font-size="14pt" fo:language="en" fo:country="US" fo:font-weight="bold" officeooo:rsid="00011524" officeooo:paragraph-rsid="00336a19" style:font-size-asian="14pt" style:font-weight-asian="bold" style:font-name-complex="Times New Roman1" style:font-size-complex="14pt" fo:hyphenate="false" fo:hyphenation-remain-char-count="2" fo:hyphenation-push-char-count="2"/>
    </style:style>
    <style:style style:name="P38" style:family="paragraph" style:parent-style-name="Standard">
      <style:paragraph-properties fo:text-align="justify" style:justify-single-word="false"/>
      <style:text-properties style:font-name="Times New Roman" fo:font-size="14pt" fo:font-weight="bold" officeooo:paragraph-rsid="001e2456" style:letter-kerning="true" style:font-size-asian="14pt" style:font-weight-asian="bold" style:font-name-complex="Times New Roman1" style:font-size-complex="14pt" style:font-weight-complex="bold"/>
    </style:style>
    <style:style style:name="P39" style:family="paragraph" style:parent-style-name="List_20_Paragraph" style:list-style-name="WWNum1">
      <style:paragraph-properties fo:margin-left="0cm" fo:margin-right="0cm" fo:text-align="justify" style:justify-single-word="false" fo:text-indent="0cm" style:auto-text-indent="false"/>
      <style:text-properties officeooo:paragraph-rsid="00134597"/>
    </style:style>
    <style:style style:name="P40" style:family="paragraph" style:parent-style-name="List_20_Paragraph" style:list-style-name="WWNum13" style:master-page-name="">
      <style:paragraph-properties fo:text-align="justify" style:justify-single-word="false" style:page-number="auto"/>
      <style:text-properties officeooo:paragraph-rsid="001c58b9"/>
    </style:style>
    <style:style style:name="P41" style:family="paragraph" style:parent-style-name="Text_20_body">
      <style:paragraph-properties fo:margin-top="0cm" fo:margin-bottom="0cm" loext:contextual-spacing="false" style:writing-mode="page"/>
      <style:text-properties fo:language="en" fo:country="US" officeooo:rsid="002617fd" officeooo:paragraph-rsid="002617fd"/>
    </style:style>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1"/>
    <style:style style:name="P44" style:family="paragraph" style:parent-style-name="Text_20_body">
      <style:paragraph-properties fo:text-align="justify" style:justify-single-word="false"/>
      <style:text-properties fo:language="is" fo:country="IS" officeooo:rsid="001c58b9"/>
    </style:style>
    <style:style style:name="P45" style:family="paragraph" style:parent-style-name="Heading_20_2">
      <style:paragraph-properties fo:text-align="justify" style:justify-single-word="false"/>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officeooo:rsid="00134597" style:font-size-asian="14pt" style:font-weight-asian="bold" style:font-name-complex="Times New Roman1" style:font-size-complex="14pt"/>
    </style:style>
    <style:style style:name="T3" style:family="text">
      <style:text-properties style:font-name="Times New Roman" fo:font-size="14pt" fo:language="ru" fo:country="RU" fo:font-weight="bold" style:font-size-asian="14pt" style:font-weight-asian="bold" style:font-name-complex="Times New Roman1" style:font-size-complex="14pt"/>
    </style:style>
    <style:style style:name="T4" style:family="text">
      <style:text-properties style:font-name="Times New Roman" fo:font-size="14pt" fo:language="ru" fo:country="RU" fo:font-weight="bold" officeooo:rsid="000eef19" style:font-size-asian="14pt" style:font-weight-asian="bold" style:font-name-complex="Times New Roman1" style:font-size-complex="14pt"/>
    </style:style>
    <style:style style:name="T5" style:family="text">
      <style:text-properties style:font-name="Times New Roman" fo:font-size="14pt" fo:language="ru" fo:country="RU" fo:font-weight="bold" officeooo:rsid="00135ae4" style:font-size-asian="14pt" style:font-weight-asian="bold" style:font-name-complex="Times New Roman1" style:font-size-complex="14pt"/>
    </style:style>
    <style:style style:name="T6" style:family="text">
      <style:text-properties style:font-name="Times New Roman" fo:font-size="14pt" fo:language="ru" fo:country="RU" fo:font-weight="bold" officeooo:rsid="0028164e" style:font-size-asian="14pt" style:font-weight-asian="bold" style:font-name-complex="Times New Roman1" style:font-size-complex="14pt"/>
    </style:style>
    <style:style style:name="T7" style:family="text">
      <style:text-properties style:font-name="Times New Roman" fo:font-size="14pt" fo:language="ru" fo:country="RU" officeooo:rsid="001c58b9" style:letter-kerning="true" style:font-size-asian="14pt" style:font-name-complex="Times New Roman1" style:font-size-complex="14pt" style:font-weight-complex="bold"/>
    </style:style>
    <style:style style:name="T8" style:family="text">
      <style:text-properties style:font-name="Times New Roman" fo:font-size="14pt" fo:language="ru" fo:country="RU" officeooo:rsid="001deb45" style:letter-kerning="true" style:font-size-asian="14pt" style:font-name-complex="Times New Roman1" style:font-size-complex="14pt" style:font-weight-complex="bold"/>
    </style:style>
    <style:style style:name="T9" style:family="text">
      <style:text-properties style:font-name="Times New Roman" fo:font-size="14pt" fo:language="ru" fo:country="RU" fo:font-weight="normal" officeooo:rsid="00135ae4" style:font-size-asian="14pt" style:language-asian="zxx" style:country-asian="none" style:font-weight-asian="normal" style:font-size-complex="14pt" style:language-complex="zxx" style:country-complex="none" style:font-weight-complex="normal"/>
    </style:style>
    <style:style style:name="T10" style:family="text">
      <style:text-properties style:font-name="Times New Roman" fo:font-size="14pt" style:letter-kerning="true" style:font-size-asian="14pt" style:font-name-complex="Times New Roman1" style:font-size-complex="14pt" style:font-weight-complex="bold"/>
    </style:style>
    <style:style style:name="T11" style:family="text">
      <style:text-properties style:font-name="Times New Roman" fo:language="ru" fo:country="RU" officeooo:rsid="001af0e8" style:language-asian="zxx" style:country-asian="none" style:font-name-complex="Times New Roman1" style:language-complex="zxx" style:country-complex="none" style:font-weight-complex="normal"/>
    </style:style>
    <style:style style:name="T12" style:family="text">
      <style:text-properties style:font-name="Times New Roman" fo:language="ru" fo:country="RU" officeooo:rsid="00135ae4" style:language-asian="zxx" style:country-asian="none" style:language-complex="zxx" style:country-complex="none" style:font-weight-complex="bold"/>
    </style:style>
    <style:style style:name="T13" style:family="text">
      <style:text-properties style:font-name="Times New Roman" fo:language="ru" fo:country="RU" officeooo:rsid="002499cb" style:language-asian="zxx" style:country-asian="none" style:language-complex="zxx" style:country-complex="none" style:font-weight-complex="bold"/>
    </style:style>
    <style:style style:name="T14" style:family="text">
      <style:text-properties style:font-name="Times New Roman" fo:font-size="12pt" fo:language="ru" fo:country="RU" fo:font-weight="normal" officeooo:rsid="001e2456" style:font-size-asian="10.5pt" style:language-asian="zxx" style:country-asian="none" style:font-weight-asian="normal" style:font-name-complex="Times New Roman1" style:font-size-complex="12pt" style:language-complex="zxx" style:country-complex="none" style:font-weight-complex="normal"/>
    </style:style>
    <style:style style:name="T15" style:family="text">
      <style:text-properties style:font-name="Times New Roman" fo:font-size="12pt" fo:language="ru" fo:country="RU" fo:font-weight="normal" officeooo:rsid="00336a19" style:font-size-asian="10.5pt" style:language-asian="zxx" style:country-asian="none" style:font-weight-asian="normal" style:font-name-complex="Times New Roman1" style:font-size-complex="12pt" style:language-complex="zxx" style:country-complex="none" style:font-weight-complex="normal"/>
    </style:style>
    <style:style style:name="T16" style:family="text">
      <style:text-properties style:font-name="Times New Roman" fo:font-size="12pt" fo:language="ru" fo:country="RU" fo:font-weight="normal" officeooo:rsid="0034c711" style:font-size-asian="10.5pt" style:language-asian="zxx" style:country-asian="none" style:font-weight-asian="normal" style:font-name-complex="Times New Roman1" style:font-size-complex="12pt" style:language-complex="zxx" style:country-complex="none" style:font-weight-complex="normal"/>
    </style:style>
    <style:style style:name="T17" style:family="text">
      <style:text-properties style:font-name="Times New Roman" fo:font-size="12pt" fo:language="ru" fo:country="RU" fo:font-weight="normal" officeooo:rsid="0005752e" style:font-size-asian="12pt" style:language-asian="zxx" style:country-asian="none" style:font-weight-asian="normal" style:font-size-complex="12pt" style:language-complex="zxx" style:country-complex="none" style:font-weight-complex="normal"/>
    </style:style>
    <style:style style:name="T18" style:family="text">
      <style:text-properties style:font-name="Times New Roman" fo:font-size="12pt" fo:language="ru" fo:country="RU" fo:font-weight="normal" officeooo:rsid="0017da16" style:font-size-asian="12pt" style:language-asian="zxx" style:country-asian="none" style:font-weight-asian="normal" style:font-size-complex="12pt" style:language-complex="zxx" style:country-complex="none" style:font-weight-complex="normal"/>
    </style:style>
    <style:style style:name="T19" style:family="text">
      <style:text-properties style:font-name="Times New Roman" fo:font-size="12pt" fo:language="ru" fo:country="RU" fo:font-weight="normal" officeooo:rsid="001af0e8" style:font-size-asian="12pt" style:language-asian="zxx" style:country-asian="none" style:font-weight-asian="normal" style:font-size-complex="12pt" style:language-complex="zxx" style:country-complex="none" style:font-weight-complex="normal"/>
    </style:style>
    <style:style style:name="T20" style:family="text">
      <style:text-properties style:font-name="Times New Roman" fo:font-size="12pt" fo:language="ru" fo:country="RU" fo:font-weight="normal" officeooo:rsid="001e2456" style:font-size-asian="12pt" style:language-asian="zxx" style:country-asian="none" style:font-weight-asian="normal" style:font-size-complex="12pt" style:language-complex="zxx" style:country-complex="none" style:font-weight-complex="normal"/>
    </style:style>
    <style:style style:name="T21" style:family="text">
      <style:text-properties style:font-name="Times New Roman" fo:font-size="12pt" fo:language="ru" fo:country="RU" fo:font-weight="normal" officeooo:rsid="001f01f0" style:font-size-asian="12pt" style:language-asian="zxx" style:country-asian="none" style:font-weight-asian="normal" style:font-size-complex="12pt" style:language-complex="zxx" style:country-complex="none" style:font-weight-complex="normal"/>
    </style:style>
    <style:style style:name="T22" style:family="text">
      <style:text-properties style:font-name="Times New Roman" fo:font-size="12pt" fo:language="ru" fo:country="RU" fo:font-weight="normal" officeooo:rsid="00208f23" style:font-size-asian="12pt" style:language-asian="zxx" style:country-asian="none" style:font-weight-asian="normal" style:font-size-complex="12pt" style:language-complex="zxx" style:country-complex="none" style:font-weight-complex="normal"/>
    </style:style>
    <style:style style:name="T23" style:family="text">
      <style:text-properties style:font-name="Times New Roman" fo:font-size="12pt" fo:language="ru" fo:country="RU" fo:font-weight="normal" officeooo:rsid="002d417a" style:font-size-asian="12pt" style:language-asian="zxx" style:country-asian="none" style:font-weight-asian="normal" style:font-size-complex="12pt" style:language-complex="zxx" style:country-complex="none" style:font-weight-complex="normal"/>
    </style:style>
    <style:style style:name="T24" style:family="text">
      <style:text-properties style:font-name="Times New Roman" fo:font-size="12pt" fo:language="ru" fo:country="RU" fo:font-weight="normal" officeooo:rsid="002e143e" style:font-size-asian="12pt" style:language-asian="zxx" style:country-asian="none" style:font-weight-asian="normal" style:font-size-complex="12pt" style:language-complex="zxx" style:country-complex="none" style:font-weight-complex="normal"/>
    </style:style>
    <style:style style:name="T25" style:family="text">
      <style:text-properties style:font-name="Times New Roman" fo:font-size="12pt" fo:language="ru" fo:country="RU" fo:font-weight="normal" officeooo:rsid="002f6dfe" style:font-size-asian="12pt" style:language-asian="zxx" style:country-asian="none" style:font-weight-asian="normal" style:font-size-complex="12pt" style:language-complex="zxx" style:country-complex="none" style:font-weight-complex="normal"/>
    </style:style>
    <style:style style:name="T26" style:family="text">
      <style:text-properties style:font-name="Times New Roman" fo:font-size="12pt" fo:language="ru" fo:country="RU" fo:font-weight="normal" officeooo:rsid="00336a19" style:font-size-asian="12pt" style:language-asian="zxx" style:country-asian="none" style:font-weight-asian="normal" style:font-size-complex="12pt" style:language-complex="zxx" style:country-complex="none" style:font-weight-complex="normal"/>
    </style:style>
    <style:style style:name="T27" style:family="text">
      <style:text-properties style:font-name="Times New Roman" fo:font-size="12pt" fo:font-weight="normal" officeooo:rsid="001988ba" style:font-size-asian="12pt" style:language-asian="zxx" style:country-asian="none" style:font-weight-asian="normal" style:font-size-complex="12pt" style:language-complex="zxx" style:country-complex="none" style:font-weight-complex="normal"/>
    </style:style>
    <style:style style:name="T28" style:family="text">
      <style:text-properties style:font-name="Times New Roman" fo:font-size="12pt" fo:font-weight="normal" officeooo:rsid="0027b2f2" style:font-size-asian="12pt" style:language-asian="zxx" style:country-asian="none" style:font-weight-asian="normal" style:font-size-complex="12pt" style:language-complex="zxx" style:country-complex="none" style:font-weight-complex="normal"/>
    </style:style>
    <style:style style:name="T29" style:family="text">
      <style:text-properties fo:language="ru" fo:country="RU" officeooo:rsid="0029a6d7"/>
    </style:style>
    <style:style style:name="T30" style:family="text">
      <style:text-properties fo:language="ru" fo:country="RU" officeooo:rsid="0029c863"/>
    </style:style>
    <style:style style:name="T31" style:family="text">
      <style:text-properties fo:language="is" fo:country="IS" officeooo:rsid="001c58b9"/>
    </style:style>
    <style:style style:name="T32" style:family="text">
      <style:text-properties fo:color="#000000" fo:background-color="transparent" loext:char-shading-value="0"/>
    </style:style>
    <style:style style:name="T33" style:family="text">
      <style:text-properties fo:color="#808000"/>
    </style:style>
    <style:style style:name="T34" style:family="text">
      <style:text-properties fo:color="#c0c0c0"/>
    </style:style>
    <style:style style:name="T35" style:family="text">
      <style:text-properties fo:color="#c0c0c0" fo:language="ru" fo:country="RU" officeooo:rsid="002aa1c2"/>
    </style:style>
    <style:style style:name="T36" style:family="text">
      <style:text-properties fo:color="#c0c0c0" fo:language="ru" fo:country="RU" officeooo:rsid="002ba44a"/>
    </style:style>
    <style:style style:name="T37" style:family="text">
      <style:text-properties fo:color="#c0c0c0" fo:language="ru" fo:country="RU" officeooo:rsid="002d417a"/>
    </style:style>
    <style:style style:name="T38" style:family="text">
      <style:text-properties fo:color="#800080"/>
    </style:style>
    <style:style style:name="T39" style:family="text">
      <style:text-properties fo:color="#008000"/>
    </style:style>
    <style:style style:name="T40" style:family="text">
      <style:text-properties fo:color="#008000" fo:language="ru" fo:country="RU" officeooo:rsid="002d417a"/>
    </style:style>
    <style:style style:name="T41" style:family="text">
      <style:text-properties fo:color="#800000"/>
    </style:style>
    <style:style style:name="T42" style:family="text">
      <style:text-properties fo:color="#000080"/>
    </style:style>
    <style:style style:name="T43" style:family="text">
      <style:text-properties fo:font-size="14pt" fo:language="ru" fo:country="RU" officeooo:rsid="0029c863" style:font-size-asian="14pt" style:font-size-complex="14pt"/>
    </style:style>
    <style:style style:name="T44" style:family="text">
      <style:text-properties fo:font-size="14pt" fo:language="is" fo:country="IS" officeooo:rsid="001c58b9"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Стандартные интерфейсы классов контейнеров.</text:h>
      <text:p text:style-name="P11"/>
      <text:p text:style-name="P13"/>
      <text:p text:style-name="P13">1 Теоретические сведения</text:p>
      <text:p text:style-name="P13"/>
      <text:p text:style-name="P1"><text:span text:style-name="Source_20_Text"><text:span text:style-name="T12">1.1 </text:span></text:span><text:span text:style-name="Source_20_Text"><text:span text:style-name="T13">Оценка сложности алгоритмов</text:span></text:span></text:p>
      <text:p text:style-name="P1"><text:span text:style-name="Source_20_Text"><text:span text:style-name="T9"/></text:span></text:p>
      <text:p text:style-name="P10"><text:span text:style-name="Source_20_Text"><text:span text:style-name="T18">Многие алгоритмы предлагают выбор между объёмом памяти и скоростью. Задачу можно решить быстро, использую большой объём памяти, или медленнее, занимая меньший объём. </text:span></text:span></text:p>
      <text:p text:style-name="P10"><text:span text:style-name="Source_20_Text"><text:span text:style-name="T18">Из этой зависимости проистекает идея объёмно-временной сложности. При таком подходе алгоритм оценивается, как с точки зрении скорости выполнения, так и с точки зрения потреблённой памяти.<text:line-break/></text:span></text:span></text:p>
      <text:h text:style-name="P30" text:outline-level="4"><text:span text:style-name="Source_20_Text"><text:span text:style-name="T18">Оценка порядка</text:span></text:span></text:h>
      <text:p text:style-name="P21"><text:line-break/>При сравнении различных алгоритмов важно знать, как их сложность зависит от объёма входных данных. Допустим, при сортировке одним методом обработка тысячи чисел занимает 1 с., а обработка миллиона чисел – 10 с., при использовании другого алгоритма может потребоваться 2 с. и 5 с. соответственно. В таких условиях нельзя однозначно сказать, какой алгоритм лучше.<text:line-break/>В общем случае сложность алгоритма можно оценить по порядку величины. Алгоритм имеет сложность O(f(n)), если при увеличении размерности входных данных N, время выполнения алгоритма возрастает с той же скоростью, что и функция f(N). Рассмотрим код, который для матрицы A[NxN] находит максимальный элемент в каждой строке.</text:p>
      <text:p text:style-name="P41">for(int i=0;i&lt;N;i++)</text:p>
      <text:p text:style-name="P41">{</text:p>
      <text:p text:style-name="P41"><text:tab/>for(int j = 0; j&lt;N;j++)</text:p>
      <text:p text:style-name="P41"><text:tab/>{</text:p>
      <text:p text:style-name="P41"><text:tab/><text:tab/>if(A[i,j]&gt;max)</text:p>
      <text:p text:style-name="P41"><text:tab/><text:tab/><text:tab/>max = A[i,j];</text:p>
      <text:p text:style-name="P41"><text:tab/>}</text:p>
      <text:p text:style-name="P41"><text:tab/>std::cout &lt;&lt; max &lt;&lt; endl;</text:p>
      <text:p text:style-name="P41">}</text:p>
      <text:p text:style-name="P21"><text:line-break/>В этом алгоритме переменная i меняется от 1 до N. При каждом изменении i, переменная j тоже меняется от 1 до N. Во время каждой из N итераций внешнего цикла, внутренний цикл тоже выполняется N раз. Общее количество итераций внутреннего цикла равно N*N. Это определяет сложность алгоритма O(N^2). </text:p>
      <text:p text:style-name="P2"><text:span text:style-name="Source_20_Text"><text:span text:style-name="T17">Оценивая порядок сложности алгоритма, необходимо использовать только ту часть, которая возрастает быстрее всего. Предположим, что рабочий цикл описывается выражением N^3+N. В таком случае его сложность будет равна O(N^3). </text:span></text:span></text:p>
      <text:p text:style-name="P2"><text:span text:style-name="Source_20_Text"><text:span text:style-name="T17">Рассмотрение быстро растущей части функции позволяет оценить поведение алгоритма при увеличении N. Например, при N=100, то разница между N^3+N=1000100 и N=1000000 равна всего лишь 100, что составляет 0,01%. </text:span></text:span></text:p>
      <text:p text:style-name="P2"><text:span text:style-name="Source_20_Text"><text:span text:style-name="T17">При вычислении O можно не учитывать постоянные множители в выражениях. Алгоритм с рабочим шагом 3N^3 рассматривается, как O(N^3). Это делает зависимость отношения O(N) от изменения размера задачи более очевидной. </text:span></text:span></text:p>
      <text:p text:style-name="P2"><text:span text:style-name="Source_20_Text"><text:span text:style-name="T17"/></text:span></text:p>
      <text:h text:style-name="P32" text:outline-level="5"><text:soft-page-break/><text:span text:style-name="Source_20_Text"><text:span text:style-name="T17">Сложность рекурсивных алгоритмов</text:span></text:span></text:h>
      <text:p text:style-name="Text_20_body"/>
      <text:h text:style-name="P31" text:outline-level="6">Простая рекурсия</text:h>
      <text:p text:style-name="Text_20_body"><text:line-break/>Напомним, что рекурсивными процедурами называются процедуры, которые вызывают сами себя. Их сложность определить довольно тяжело. Сложность этих алгоритмов зависит не только от сложности внутренних циклов, но и от количества итераций рекурсии. Рекурсивная процедура может выглядеть достаточно простой, но она может серьёзно усложнить программу, многократно вызывая себя.<text:line-break/>Рассмотрим рекурсивную реализацию вычисления факториала: </text:p>
      <text:p text:style-name="P2"><text:span text:style-name="Source_20_Text"><text:span text:style-name="T17"/></text:span></text:p>
      <text:p text:style-name="P6"><text:span text:style-name="Source_20_Text"><text:span text:style-name="T28">float Factorial(float n)</text:span></text:span></text:p>
      <text:p text:style-name="P6"><text:span text:style-name="Source_20_Text"><text:span text:style-name="T28">{</text:span></text:span></text:p>
      <text:p text:style-name="P6"><text:span text:style-name="Source_20_Text"><text:span text:style-name="T28"><text:tab/>if(n&gt;1)</text:span></text:span></text:p>
      <text:p text:style-name="P6"><text:span text:style-name="Source_20_Text"><text:span text:style-name="T28"><text:tab/><text:tab/>return n*Factorial(n-1);</text:span></text:span></text:p>
      <text:p text:style-name="P6"><text:span text:style-name="Source_20_Text"><text:span text:style-name="T28"><text:tab/>else</text:span></text:span></text:p>
      <text:p text:style-name="P6"><text:span text:style-name="Source_20_Text"><text:span text:style-name="T28"><text:tab/><text:tab/>return 1;</text:span></text:span></text:p>
      <text:p text:style-name="P6"><text:span text:style-name="Source_20_Text"><text:span text:style-name="T28">}</text:span></text:span></text:p>
      <text:p text:style-name="P2"><text:span text:style-name="Source_20_Text"><text:span text:style-name="T17">Эта процедура выполняется N раз, таким образом, вычислительная сложность этого алгоритма равна O(N). </text:span></text:span></text:p>
      <text:p text:style-name="P2"><text:span text:style-name="Source_20_Text"><text:span text:style-name="T17"/></text:span></text:p>
      <text:p text:style-name="P2"><text:span text:style-name="Source_20_Text"><text:span text:style-name="T17"/></text:span></text:p>
      <text:p text:style-name="P16"><text:span text:style-name="T4">1.</text:span><text:span text:style-name="T5">2</text:span><text:span text:style-name="T4"> </text:span><text:span text:style-name="T6">Паттерны проектирования</text:span></text:p>
      <text:p text:style-name="P33"/>
      <text:p text:style-name="P33">Паттернами проектирования (Design Patterns) называют решения часто встречающихся проблем в области разработки программного обеспечения. Паттерны проектирования не являются готовыми решениями, которые можно трансформировать непосредственно в код, а представляют общее описание решения проблемы, которое можно использовать в различных ситуациях. </text:p>
      <text:p text:style-name="P34"/>
      <text:p text:style-name="P17"><text:span text:style-name="T6">1.</text:span><text:span text:style-name="T3">3 Паттерн проектирования «Итератор»</text:span></text:p>
      <text:h text:style-name="P27" text:outline-level="2">Назначение паттерна Iterator</text:h>
      <text:list xml:id="list5784734808248239832" text:style-name="L1">
        <text:list-item>
          <text:p text:style-name="P42">Предоставляет способ последовательного доступа ко всем элементам составного объекта, не раскрывая его внутреннего представления. </text:p>
        </text:list-item>
        <text:list-item>
          <text:p text:style-name="P42">Абстракция в стандартных библиотеках C++ и Java, позволяющая разделить классы коллекций и алгоритмов. </text:p>
        </text:list-item>
        <text:list-item>
          <text:p text:style-name="P42">Придает обходу коллекции "объектно-ориентированный статус". </text:p>
        </text:list-item>
        <text:list-item>
          <text:p text:style-name="P43">Полиморфный обход. </text:p>
        </text:list-item>
      </text:list>
      <text:h text:style-name="P27" text:outline-level="2">Решаемая проблема</text:h>
      <text:p text:style-name="Text_20_body">Вам необходим механизм "абстрактного" обхода различных структур данных так, что могут определяться алгоритмы, способные взаимодействовать со структурами прозрачно.</text:p>
      <text:p text:style-name="P12"/>
      <text:p text:style-name="P12"/>
      <text:p text:style-name="P19">Шаблоны функций, своими словами,— это инструкции, согласно которым создаются локальные версии шаблонированной функции для определенного набора параметров и типов данных.</text:p>
      <text:h text:style-name="P28" text:outline-level="2"><text:soft-page-break/><text:span text:style-name="T29">Описание</text:span> паттерна Iterator</text:h>
      <text:p text:style-name="Text_20_body">Составной объект, такой как список, должен предоставлять способ доступа к его элементам без раскрытия своей внутренней структуры. Более того, иногда нужно перебирать элементы списка различными способами, в зависимости от конкретной задачи. Но вы, вероятно, не хотите раздувать интерфейс списка операциями для различных обходов, даже если они необходимы. Кроме того, иногда нужно иметь несколько активных обходов одного списка одновременно. Было бы хорошо иметь единый интерфейс для обхода разных типов составных объектов (т.е. полиморфная итерация).</text:p>
      <text:p text:style-name="Text_20_body">Паттерн Iterator позволяет все это делать. Ключевая идея состоит в том, чтобы ответственность за доступ и обход переместить из составного объекта на объект Iterator, который будет определять стандартный протокол обхода.</text:p>
      <text:p text:style-name="Text_20_body">Абстракция Iterator имеет основополагающее значение для технологии, называемой "обобщенное программирование". Эта технология четко разделяет такие понятия как "алгоритм" и "структура данных". Мотивирующие факторы: способствование компонентной разработке, повышение производительности и снижение расходов на управление.</text:p>
      <text:p text:style-name="Text_20_body">Рассмотрим пример. Если вы хотите одновременно поддерживать четыре вида структур данных (массив, бинарное дерево, связанный список и хэш-таблица) и три алгоритма (сортировка, поиск и слияние), то традиционный подход потребует 12 вариантов конфигураций (четыре раза по три), в то время как обобщенное программирование требует лишь 7 (четыре плюс три).</text:p>
      <text:h text:style-name="P28" text:outline-level="2">Структура паттерна Iterator</text:h>
      <text:p text:style-name="Text_20_body">Для манипулирования коллекцией клиент использует открытый интерфейс класса <text:span text:style-name="Source_20_Text">Collection</text:span>. Однако доступ к элементам коллекции инкапсулируется дополнительным уровнем абстракции, называемым <text:span text:style-name="Source_20_Text">Iterator</text:span>. Каждый производный от <text:span text:style-name="Source_20_Text">Collection</text:span> класс знает, какой производный от <text:span text:style-name="Source_20_Text">Iterator</text:span> класс нужно создавать и возвращать. После этого клиент использует интерфейс, определенный в базовом классе <text:span text:style-name="Source_20_Text">Iterator</text:span>.</text:p>
      <text:h text:style-name="P45" text:outline-level="2"><text:span text:style-name="T43">Пример р</text:span><text:span text:style-name="T44">еализаци</text:span><text:span text:style-name="T43">и</text:span><text:span text:style-name="T44"> паттерна Iterator</text:span></text:h>
      <text:p text:style-name="P22">У нас есть простой класс реализующий стек.<text:line-break/></text:p>
      <text:p text:style-name="P29"><text:span text:style-name="T33">template</text:span>&lt;<text:span text:style-name="T33">class</text:span><text:span text:style-name="T34"> </text:span><text:span text:style-name="T38">T</text:span>&gt;</text:p>
      <text:p text:style-name="P24"><text:span text:style-name="T33">class</text:span><text:span text:style-name="T34"> </text:span><text:span text:style-name="T38">SimpleStack</text:span></text:p>
      <text:p text:style-name="P24">{</text:p>
      <text:p text:style-name="P25"><text:span text:style-name="T33">public</text:span>:</text:p>
      <text:p text:style-name="P24"><text:span text:style-name="T34"><text:s text:c="4"/></text:span><text:span text:style-name="T33">class</text:span><text:span text:style-name="T34"> </text:span><text:span text:style-name="T38">Iterator</text:span></text:p>
      <text:p text:style-name="P24"><text:span text:style-name="T34"><text:s text:c="4"/></text:span>{</text:p>
      <text:p text:style-name="P24"><text:span text:style-name="T34"><text:s text:c="4"/></text:span><text:span text:style-name="T33">public</text:span>:</text:p>
      <text:p text:style-name="P24"><text:span text:style-name="T34"><text:s text:c="8"/></text:span><text:span text:style-name="T38">Iterator</text:span>(<text:span text:style-name="T33">const</text:span><text:span text:style-name="T34"> </text:span><text:span text:style-name="T38">Iterator</text:span><text:span text:style-name="T34"> </text:span>&amp;it)<text:span text:style-name="T34"> </text:span>:<text:span text:style-name="T34"> </text:span><text:span text:style-name="T39">//Конструктор</text:span><text:span text:style-name="T34"> </text:span><text:span text:style-name="T39">копирования.</text:span></text:p>
      <text:p text:style-name="P24"><text:span text:style-name="T34"><text:s text:c="12"/></text:span><text:span text:style-name="T41">_stack</text:span>(it.<text:span text:style-name="T41">_stack</text:span>),</text:p>
      <text:p text:style-name="P24"><text:span text:style-name="T34"><text:s text:c="12"/></text:span><text:span text:style-name="T41">_index</text:span>(it.<text:span text:style-name="T41">_index</text:span>)</text:p>
      <text:p text:style-name="P24"><text:span text:style-name="T34"><text:s text:c="8"/></text:span>{}</text:p>
      <text:p text:style-name="P24"><text:span text:style-name="T34"><text:s text:c="8"/></text:span><text:span text:style-name="T38">Iterator</text:span>(<text:span text:style-name="T33">const</text:span><text:span text:style-name="T34"> </text:span><text:span text:style-name="T38">SimpleStack</text:span><text:span text:style-name="T34"> </text:span>*stack,<text:span text:style-name="T34"> </text:span><text:span text:style-name="T33">int</text:span><text:span text:style-name="T34"> </text:span>index=<text:span text:style-name="T42">0</text:span>)<text:span text:style-name="T34"> </text:span>:<text:span text:style-name="T34"> </text:span><text:span text:style-name="T39">//Конструктор</text:span><text:span text:style-name="T34"> </text:span><text:span text:style-name="T39">по</text:span><text:span text:style-name="T34"> <text:tab/><text:tab/><text:tab/><text:tab/><text:tab/><text:tab/><text:tab/><text:tab/><text:tab/><text:tab/><text:tab/></text:span><text:span text:style-name="T39">умолчанию</text:span></text:p>
      <text:p text:style-name="P24"><text:span text:style-name="T34"><text:s text:c="12"/></text:span><text:span text:style-name="T41">_stack</text:span>(stack),</text:p>
      <text:p text:style-name="P24"><text:span text:style-name="T34"><text:s text:c="12"/></text:span><text:span text:style-name="T41">_index</text:span>(index)</text:p>
      <text:p text:style-name="P24"><text:span text:style-name="T34"><text:s text:c="8"/></text:span>{}</text:p>
      <text:p text:style-name="P24"><text:span text:style-name="T34"><text:s text:c="8"/></text:span><text:span text:style-name="T38">Iterator</text:span><text:span text:style-name="T34"> </text:span>&amp;<text:span text:style-name="T33">operator</text:span>=(<text:span text:style-name="T33">const</text:span><text:span text:style-name="T34"> </text:span><text:span text:style-name="T38">Iterator</text:span><text:span text:style-name="T34"> </text:span>&amp;it)<text:span text:style-name="T34"> <text:s/></text:span><text:span text:style-name="T39">//Оператор</text:span><text:span text:style-name="T34"> </text:span><text:span text:style-name="T39">присваивания</text:span></text:p>
      <text:p text:style-name="P24"><text:span text:style-name="T34"><text:s text:c="8"/></text:span>{</text:p>
      <text:p text:style-name="P24"><text:span text:style-name="T34"><text:s text:c="12"/></text:span><text:span text:style-name="T41">_stack</text:span><text:span text:style-name="T34"> </text:span>=<text:span text:style-name="T34"> </text:span>it.<text:span text:style-name="T41">_stack</text:span>;</text:p>
      <text:p text:style-name="P24"><text:span text:style-name="T34"><text:s text:c="12"/></text:span><text:span text:style-name="T41">_index</text:span><text:span text:style-name="T34"> </text:span>=<text:span text:style-name="T34"> </text:span>it.<text:span text:style-name="T41">_index</text:span>;</text:p>
      <text:p text:style-name="P24"><text:span text:style-name="T34"><text:s text:c="12"/></text:span><text:span text:style-name="T33">return</text:span><text:span text:style-name="T34"> </text:span>*<text:span text:style-name="T33">this</text:span>;</text:p>
      <text:p text:style-name="P24"><text:span text:style-name="T34"><text:s text:c="8"/></text:span>}</text:p>
      <text:p text:style-name="P24"><text:soft-page-break/><text:span text:style-name="T34"><text:s text:c="8"/></text:span><text:span text:style-name="T33">void</text:span><text:span text:style-name="T34"> </text:span><text:span text:style-name="T33">operator</text:span>++(<text:span text:style-name="T33">int</text:span>)<text:span text:style-name="T34"> </text:span><text:span text:style-name="T39">//пост</text:span><text:span text:style-name="T34"> </text:span><text:span text:style-name="T39">инкремент</text:span></text:p>
      <text:p text:style-name="P24"><text:span text:style-name="T34"><text:s text:c="8"/></text:span>{</text:p>
      <text:p text:style-name="P24"><text:span text:style-name="T34"><text:s text:c="12"/></text:span><text:span text:style-name="T41">_index</text:span>++;<text:span text:style-name="T34"> <text:s text:c="7"/></text:span><text:span text:style-name="T39">//Увеличивает</text:span><text:span text:style-name="T34"> </text:span><text:span text:style-name="T39">значение</text:span><text:span text:style-name="T34"> </text:span><text:span text:style-name="T39">индекса</text:span><text:span text:style-name="T34"> </text:span><text:span text:style-name="T39">элемента</text:span></text:p>
      <text:p text:style-name="P24"><text:span text:style-name="T34"><text:s text:c="8"/></text:span>}</text:p>
      <text:p text:style-name="P24"><text:span text:style-name="T34"><text:s text:c="8"/></text:span><text:span text:style-name="T33">bool</text:span><text:span text:style-name="T34"> </text:span><text:span text:style-name="T33">operator</text:span>()()<text:span text:style-name="T34"> <text:s text:c="3"/></text:span><text:span text:style-name="T39">//проверка.</text:span><text:span text:style-name="T34"> </text:span><text:span text:style-name="T39">Закончился</text:span><text:span text:style-name="T34"> </text:span><text:span text:style-name="T39">ли</text:span><text:span text:style-name="T34"> </text:span><text:span text:style-name="T39">контейнер</text:span></text:p>
      <text:p text:style-name="P24"><text:span text:style-name="T34"><text:s text:c="8"/></text:span>{</text:p>
      <text:p text:style-name="P24"><text:span text:style-name="T34"><text:s text:c="12"/></text:span><text:span text:style-name="T33">return</text:span><text:span text:style-name="T34"> </text:span><text:span text:style-name="T41">_index</text:span><text:span text:style-name="T34"> </text:span>!=<text:span text:style-name="T34"> </text:span><text:span text:style-name="T41">_stack</text:span>-&gt;count()+<text:span text:style-name="T42">1</text:span>;</text:p>
      <text:p text:style-name="P24"><text:span text:style-name="T34"><text:s text:c="8"/></text:span>}</text:p>
      <text:p text:style-name="P26"><text:span text:style-name="T34"><text:s text:c="8"/></text:span><text:span text:style-name="T38">T</text:span><text:span text:style-name="T34"> </text:span><text:span text:style-name="T32">&amp;</text:span><text:span text:style-name="T33">operator</text:span>*()<text:span text:style-name="T34"> <text:s text:c="7"/></text:span><text:span text:style-name="T39">//Оператор</text:span><text:span text:style-name="T34"> </text:span><text:span text:style-name="T39">разименовывания</text:span><text:span text:style-name="T34"> </text:span><text:span text:style-name="T39">обычно</text:span><text:span text:style-name="T34"> </text:span><text:span text:style-name="T39">возвращает</text:span></text:p>
      <text:p text:style-name="P24"><text:span text:style-name="T34"><text:s text:c="8"/></text:span>{<text:span text:style-name="T34"> <text:s text:c="19"/></text:span><text:span text:style-name="T39">//</text:span><text:span text:style-name="T34"> </text:span><text:span text:style-name="T39">Элемент</text:span><text:span text:style-name="T34"> </text:span><text:span text:style-name="T39">этого</text:span><text:span text:style-name="T34"> </text:span><text:span text:style-name="T39">итератора</text:span></text:p>
      <text:p text:style-name="P24"><text:span text:style-name="T34"><text:s text:c="12"/></text:span><text:span text:style-name="T33">return</text:span><text:span text:style-name="T34"> </text:span><text:span text:style-name="T41">_stack</text:span>-&gt;<text:span text:style-name="T41">_root</text:span>[<text:span text:style-name="T41">_index</text:span>];<text:span text:style-name="T39">//Также</text:span><text:span text:style-name="T34"> </text:span><text:span text:style-name="T39">как</text:span><text:span text:style-name="T34"> </text:span><text:span text:style-name="T39">и</text:span><text:span text:style-name="T34"> </text:span><text:span text:style-name="T39">в</text:span><text:span text:style-name="T34"> </text:span><text:span text:style-name="T39">stl</text:span></text:p>
      <text:p text:style-name="P24"><text:span text:style-name="T34"><text:s text:c="8"/></text:span>}</text:p>
      <text:p text:style-name="P24"><text:span text:style-name="T34"><text:s text:c="8"/></text:span><text:span text:style-name="T39">//Оператор</text:span><text:span text:style-name="T34"> </text:span><text:span text:style-name="T39">сравнения</text:span><text:span text:style-name="T34"> </text:span><text:span text:style-name="T39">двух</text:span><text:span text:style-name="T34"> </text:span><text:span text:style-name="T39">итераторов</text:span></text:p>
      <text:p text:style-name="P24"><text:span text:style-name="T34"><text:s text:c="8"/></text:span><text:span text:style-name="T33">bool</text:span><text:span text:style-name="T34"> </text:span><text:span text:style-name="T33">operator</text:span><text:span text:style-name="T34"> </text:span>==<text:span text:style-name="T34"> </text:span>(<text:span text:style-name="T33">const</text:span><text:span text:style-name="T34"> </text:span><text:span text:style-name="T38">Iterator</text:span><text:span text:style-name="T34"> </text:span>&amp;iterator)<text:span text:style-name="T34"> </text:span></text:p>
      <text:p text:style-name="P24"><text:span text:style-name="T34"><text:s text:c="8"/></text:span>{</text:p>
      <text:p text:style-name="P24"><text:span text:style-name="T34"><text:s text:c="12"/></text:span><text:span text:style-name="T33">return</text:span><text:span text:style-name="T34"> </text:span>(<text:span text:style-name="T41">_index</text:span><text:span text:style-name="T34"> </text:span>==<text:span text:style-name="T34"> </text:span>iterator.<text:span text:style-name="T41">_index</text:span>)<text:span text:style-name="T34"> </text:span>&amp;&amp;<text:span text:style-name="T34"> </text:span>(<text:span text:style-name="T41">_stack</text:span><text:span text:style-name="T34"> </text:span>==<text:span text:style-name="T34"> </text:span>iterator.<text:span text:style-name="T41">_stack</text:span>);</text:p>
      <text:p text:style-name="P24"><text:span text:style-name="T34"><text:s text:c="8"/></text:span>}</text:p>
      <text:p text:style-name="P24"><text:span text:style-name="T34"><text:s text:c="8"/></text:span><text:span text:style-name="T33">bool</text:span><text:span text:style-name="T34"> </text:span>operator<text:span text:style-name="T34"> </text:span>!=<text:span text:style-name="T34"> </text:span>(<text:span text:style-name="T33">const</text:span><text:span text:style-name="T34"> </text:span><text:span text:style-name="T38">Iterator</text:span><text:span text:style-name="T34"> </text:span>&amp;iterator)</text:p>
      <text:p text:style-name="P24"><text:span text:style-name="T34"><text:s text:c="8"/></text:span>{</text:p>
      <text:p text:style-name="P24"><text:span text:style-name="T34"><text:s text:c="12"/></text:span><text:span text:style-name="T33">return</text:span><text:span text:style-name="T34"> </text:span>!(*<text:span text:style-name="T33">this</text:span><text:span text:style-name="T34"> </text:span>==<text:span text:style-name="T34"> </text:span>iterator);</text:p>
      <text:p text:style-name="P23"><text:span text:style-name="T34"><text:s text:c="8"/></text:span>}</text:p>
      <text:p text:style-name="P24"><text:span text:style-name="T34"><text:s text:c="4"/></text:span><text:span text:style-name="T33">private</text:span>:</text:p>
      <text:p text:style-name="P24"><text:span text:style-name="T34"><text:s text:c="8"/></text:span><text:span text:style-name="T33">const</text:span><text:span text:style-name="T34"> </text:span><text:span text:style-name="T38">SimpleStack</text:span><text:span text:style-name="T34"> </text:span>*<text:span text:style-name="T41">_stack</text:span>;<text:span text:style-name="T34"> </text:span><text:span text:style-name="T39">//Указатель</text:span><text:span text:style-name="T34"> </text:span><text:span text:style-name="T39">на</text:span><text:span text:style-name="T34"> </text:span><text:span text:style-name="T39">стек,</text:span><text:span text:style-name="T34"> </text:span><text:span text:style-name="T39">которому</text:span><text:span text:style-name="T34"> </text:span><text:span text:style-name="T39">принадлежит</text:span><text:span text:style-name="T34"> </text:span><text:span text:style-name="T36">\</text:span><text:span text:style-name="T34"><text:tab/><text:tab/><text:tab/><text:tab/><text:tab/><text:tab/></text:span><text:span text:style-name="T39">данный</text:span><text:span text:style-name="T34"> </text:span><text:span text:style-name="T39">итератор</text:span></text:p>
      <text:p text:style-name="P24"><text:span text:style-name="T34"><text:s text:c="8"/></text:span><text:span text:style-name="T33">int</text:span><text:span text:style-name="T34"> </text:span><text:span text:style-name="T41">_index</text:span>;<text:span text:style-name="T34"> <text:s text:c="15"/></text:span><text:span text:style-name="T39">//Индекс</text:span><text:span text:style-name="T34"> </text:span><text:span text:style-name="T39">элемента,</text:span><text:span text:style-name="T34"> </text:span><text:span text:style-name="T39">который</text:span><text:span text:style-name="T34"> </text:span><text:span text:style-name="T39">"хранит"</text:span><text:span text:style-name="T34"> </text:span>данный<text:span text:style-name="T36">\ <text:s text:c="46"/><text:tab/><text:tab/><text:tab/><text:tab/><text:tab/><text:tab/></text:span>итератор</text:p>
      <text:p text:style-name="P24"><text:span text:style-name="T34"><text:s text:c="4"/></text:span>};</text:p>
      <text:p text:style-name="P25"/>
      <text:p text:style-name="P24"><text:span text:style-name="T33">public</text:span>:</text:p>
      <text:p text:style-name="P24"><text:span text:style-name="T34"><text:s text:c="4"/></text:span><text:span text:style-name="T38">SimpleStack</text:span>(<text:span text:style-name="T33">int</text:span><text:span text:style-name="T34"> </text:span>size)<text:span text:style-name="T34"> </text:span>:<text:span text:style-name="T34"> <text:s text:c="12"/></text:span><text:span text:style-name="T39">//Конструктор</text:span><text:span text:style-name="T34"> </text:span><text:span text:style-name="T39">по</text:span><text:span text:style-name="T34"> </text:span><text:span text:style-name="T39">умолчанию</text:span><text:span text:style-name="T34"> </text:span><text:span text:style-name="T39">должен</text:span><text:span text:style-name="T34"> </text:span><text:span text:style-name="T39">\</text:span></text:p>
      <text:p text:style-name="P24"><text:span text:style-name="T34"><text:s text:c="40"/></text:span><text:span text:style-name="T39">содержать</text:span><text:span text:style-name="T34"> </text:span><text:span text:style-name="T39">максимальную</text:span><text:span text:style-name="T34"> </text:span><text:span text:style-name="T39">вместимость</text:span><text:span text:style-name="T34"> </text:span><text:span text:style-name="T39">стэка</text:span></text:p>
      <text:p text:style-name="P24"><text:span text:style-name="T34"><text:s text:c="8"/></text:span><text:span text:style-name="T41">_root</text:span>(<text:span text:style-name="T33">new</text:span><text:span text:style-name="T34"> </text:span><text:span text:style-name="T38">T</text:span>[<text:span text:style-name="T41">_maxSize</text:span><text:span text:style-name="T34"> </text:span>=<text:span text:style-name="T34"> </text:span>size]),<text:span text:style-name="T34"> <text:s/></text:span><text:span text:style-name="T39">//Начало</text:span><text:span text:style-name="T34"> </text:span><text:span text:style-name="T39">стэка,</text:span><text:span text:style-name="T34"> </text:span><text:span text:style-name="T39">за</text:span><text:span text:style-name="T34"> </text:span><text:span text:style-name="T39">одно</text:span><text:span text:style-name="T34"> </text:span><text:span text:style-name="T39">запоминаем</text:span><text:span text:style-name="T34"> </text:span><text:span text:style-name="T39">\</text:span></text:p>
      <text:p text:style-name="P24"><text:span text:style-name="T34"><text:s text:c="40"/></text:span><text:span text:style-name="T39">максимальную</text:span><text:span text:style-name="T34"> </text:span><text:span text:style-name="T39">вместимость</text:span></text:p>
      <text:p text:style-name="P24"><text:span text:style-name="T34"><text:s text:c="8"/></text:span><text:span text:style-name="T41">_pntr</text:span>(<text:span text:style-name="T41">_root</text:span>)<text:span text:style-name="T34"> <text:s text:c="19"/></text:span><text:span text:style-name="T39">//указатель</text:span><text:span text:style-name="T34"> </text:span><text:span text:style-name="T39">на</text:span><text:span text:style-name="T34"> </text:span><text:span text:style-name="T39">вершину</text:span><text:span text:style-name="T34"> </text:span><text:span text:style-name="T39">стэка</text:span><text:span text:style-name="T34"> </text:span><text:span text:style-name="T39">в</text:span><text:span text:style-name="T34"> </text:span><text:span text:style-name="T39">начале</text:span><text:span text:style-name="T34"> </text:span><text:span text:style-name="T39">\</text:span></text:p>
      <text:p text:style-name="P24"><text:span text:style-name="T34"><text:s text:c="40"/></text:span><text:span text:style-name="T39">равен</text:span><text:span text:style-name="T34"> </text:span><text:span text:style-name="T39">началу</text:span><text:span text:style-name="T34"> </text:span><text:span text:style-name="T39">стэка</text:span></text:p>
      <text:p text:style-name="P24"><text:span text:style-name="T34"><text:s text:c="4"/></text:span>{}</text:p>
      <text:p text:style-name="P24"><text:span text:style-name="T34"><text:s text:c="4"/></text:span>~<text:span text:style-name="T38">SimpleStack</text:span>()<text:span text:style-name="T34"> <text:s text:c="12"/></text:span><text:span text:style-name="T39">//</text:span><text:span text:style-name="T34"> </text:span><text:span text:style-name="T39">Деструктор</text:span><text:span text:style-name="T34"> </text:span><text:span text:style-name="T39">-</text:span><text:span text:style-name="T34"> </text:span><text:span text:style-name="T39">удаляет</text:span><text:span text:style-name="T34"> </text:span><text:span text:style-name="T39">всю</text:span><text:span text:style-name="T34"> </text:span><text:span text:style-name="T39">выделенную</text:span><text:span text:style-name="T34"> </text:span><text:span text:style-name="T39">память,\</text:span><text:span text:style-name="T34"> </text:span></text:p>
      <text:p text:style-name="P24"><text:span text:style-name="T34"><text:s text:c="34"/></text:span><text:span text:style-name="T39">которая</text:span><text:span text:style-name="T34"> </text:span><text:span text:style-name="T39">используется</text:span><text:span text:style-name="T34"> </text:span><text:span text:style-name="T39">в</text:span><text:span text:style-name="T34"> </text:span><text:span text:style-name="T39">этом</text:span><text:span text:style-name="T34"> </text:span><text:span text:style-name="T39">классе</text:span></text:p>
      <text:p text:style-name="P24"><text:span text:style-name="T34"><text:s text:c="4"/></text:span>{</text:p>
      <text:p text:style-name="P24"><text:span text:style-name="T34"><text:s text:c="8"/></text:span><text:span text:style-name="T33">delete</text:span><text:span text:style-name="T34"> </text:span><text:span text:style-name="T41">_root</text:span>;</text:p>
      <text:p text:style-name="P24"><text:span text:style-name="T34"><text:s text:c="4"/></text:span>}</text:p>
      <text:p text:style-name="P24"><text:span text:style-name="T34"><text:s text:c="4"/></text:span><text:span text:style-name="T33">void</text:span><text:span text:style-name="T34"> </text:span>push(<text:span text:style-name="T38">T</text:span><text:span text:style-name="T34"> </text:span>item)<text:span text:style-name="T34"> <text:s text:c="9"/></text:span><text:span text:style-name="T39">//Добавляет</text:span><text:span text:style-name="T34"> </text:span><text:span text:style-name="T39">в</text:span><text:span text:style-name="T34"> </text:span><text:span text:style-name="T39">стек</text:span><text:span text:style-name="T34"> </text:span><text:span text:style-name="T39">ещё</text:span><text:span text:style-name="T34"> </text:span><text:span text:style-name="T39">один</text:span><text:span text:style-name="T34"> </text:span><text:span text:style-name="T39">элемент</text:span><text:span text:style-name="T34"> </text:span></text:p>
      <text:p text:style-name="P24"><text:span text:style-name="T34"><text:s text:c="4"/></text:span>{</text:p>
      <text:p text:style-name="P24"><text:span text:style-name="T34"><text:s text:c="8"/></text:span>*<text:span text:style-name="T41">_pntr</text:span>++<text:span text:style-name="T34"> </text:span>=<text:span text:style-name="T34"> </text:span>item;<text:span text:style-name="T34"> <text:s text:c="6"/></text:span><text:span text:style-name="T39">//и</text:span><text:span text:style-name="T34"> </text:span><text:span text:style-name="T39">переводит</text:span><text:span text:style-name="T34"> </text:span><text:span text:style-name="T39">указатель</text:span><text:span text:style-name="T34"> </text:span><text:span text:style-name="T39">на</text:span><text:span text:style-name="T34"> </text:span><text:span text:style-name="T39">вершину</text:span><text:span text:style-name="T34"> </text:span><text:span text:style-name="T39">стека</text:span><text:span text:style-name="T34"> </text:span><text:span text:style-name="T39">в</text:span><text:span text:style-name="T34"> </text:span><text:span text:style-name="T35">\</text:span><text:span text:style-name="T34"><text:tab/><text:tab/><text:tab/><text:tab/><text:tab/><text:tab/> <text:s/></text:span><text:span text:style-name="T39">следующий</text:span><text:span text:style-name="T34"> </text:span><text:span text:style-name="T39">свободный</text:span><text:span text:style-name="T34"> </text:span><text:span text:style-name="T39">адрес</text:span></text:p>
      <text:p text:style-name="P24"><text:span text:style-name="T34"><text:s text:c="4"/></text:span>}</text:p>
      <text:p text:style-name="P24"><text:span text:style-name="T34"><text:s text:c="4"/></text:span><text:span text:style-name="T38">T</text:span><text:span text:style-name="T34"> </text:span>pop()<text:span text:style-name="T34"> <text:s text:c="19"/></text:span><text:span text:style-name="T39">//Достаёт</text:span><text:span text:style-name="T34"> </text:span><text:span text:style-name="T39">элемент</text:span><text:span text:style-name="T34"> </text:span><text:span text:style-name="T39">с</text:span><text:span text:style-name="T34"> </text:span><text:span text:style-name="T39">вершины</text:span><text:span text:style-name="T34"> </text:span><text:span text:style-name="T39">стека</text:span></text:p>
      <text:p text:style-name="P24"><text:span text:style-name="T34"><text:s text:c="4"/></text:span>{<text:span text:style-name="T34"> </text:span></text:p>
      <text:p text:style-name="P24"><text:span text:style-name="T34"><text:s text:c="8"/></text:span><text:span text:style-name="T33">return</text:span><text:span text:style-name="T34"> </text:span>*--<text:span text:style-name="T41">_pntr</text:span>;<text:span text:style-name="T34"> <text:s text:c="6"/></text:span><text:span text:style-name="T39">//но</text:span><text:span text:style-name="T34"> </text:span><text:span text:style-name="T39">сначала</text:span><text:span text:style-name="T34"> </text:span><text:span text:style-name="T39">переводит</text:span><text:span text:style-name="T34"> </text:span><text:span text:style-name="T39">указатель</text:span><text:span text:style-name="T34"> </text:span><text:span text:style-name="T39">на</text:span><text:span text:style-name="T34"> <text:tab/></text:span><text:span text:style-name="T35">\</text:span><text:span text:style-name="T34"><text:tab/><text:tab/><text:tab/><text:tab/><text:tab/> <text:s text:c="8"/></text:span><text:span text:style-name="T39">вершину</text:span><text:span text:style-name="T34"> </text:span><text:span text:style-name="T39">стека</text:span><text:span text:style-name="T34"> </text:span><text:span text:style-name="T39">в</text:span><text:span text:style-name="T34"> </text:span><text:span text:style-name="T39">которой</text:span><text:span text:style-name="T34"> </text:span><text:span text:style-name="T39">лежит</text:span><text:span text:style-name="T34"> </text:span><text:span text:style-name="T39">этот</text:span><text:span text:style-name="T34"> </text:span><text:span text:style-name="T39">элемент</text:span></text:p>
      <text:p text:style-name="P24"><text:span text:style-name="T34"><text:s text:c="4"/></text:span>}</text:p>
      <text:p text:style-name="P24"><text:span text:style-name="T34"><text:s text:c="4"/></text:span><text:span text:style-name="T33">int</text:span><text:span text:style-name="T34"> </text:span>count()<text:span text:style-name="T34"> </text:span><text:span text:style-name="T33">const</text:span><text:span text:style-name="T34"> <text:s text:c="9"/></text:span><text:span text:style-name="T39">//Возвращяет</text:span><text:span text:style-name="T34"> </text:span><text:span text:style-name="T39">количество</text:span><text:span text:style-name="T34"> </text:span><text:span text:style-name="T39">элементов</text:span><text:span text:style-name="T34"> </text:span><text:span text:style-name="T39">в</text:span><text:span text:style-name="T34"> </text:span><text:span text:style-name="T39">стеке</text:span></text:p>
      <text:p text:style-name="P24"><text:span text:style-name="T34"><text:s text:c="4"/></text:span>{</text:p>
      <text:p text:style-name="P24"><text:span text:style-name="T34"><text:s text:c="8"/></text:span><text:span text:style-name="T33">return</text:span><text:span text:style-name="T34"> </text:span><text:span text:style-name="T41">_pntr</text:span><text:span text:style-name="T34"> </text:span>-<text:span text:style-name="T34"> </text:span><text:span text:style-name="T41">_root</text:span>;<text:span text:style-name="T34"> <text:s/></text:span><text:span text:style-name="T39">//Адресная</text:span><text:span text:style-name="T34"> </text:span><text:span text:style-name="T39">арифметика</text:span></text:p>
      <text:p text:style-name="P24"><text:span text:style-name="T34"><text:s text:c="4"/></text:span>}</text:p>
      <text:p text:style-name="P24"><text:span text:style-name="T34"><text:s text:c="4"/></text:span><text:span text:style-name="T33">int</text:span><text:span text:style-name="T34"> </text:span>maxSize()<text:span text:style-name="T34"> </text:span><text:span text:style-name="T33">const</text:span><text:span text:style-name="T34"> <text:s text:c="7"/></text:span><text:span text:style-name="T39">//Возвращает</text:span><text:span text:style-name="T34"> </text:span><text:span text:style-name="T39">максимальную</text:span><text:span text:style-name="T34"> </text:span><text:span text:style-name="T39">вместимость</text:span><text:span text:style-name="T34"> </text:span><text:span text:style-name="T39">стека</text:span></text:p>
      <text:p text:style-name="P24"><text:span text:style-name="T34"><text:s text:c="4"/></text:span>{</text:p>
      <text:p text:style-name="P24"><text:span text:style-name="T34"><text:s text:c="8"/></text:span><text:span text:style-name="T33">return</text:span><text:span text:style-name="T34"> </text:span><text:span text:style-name="T41">_maxSize</text:span>;<text:span text:style-name="T34"> <text:s text:c="15"/></text:span></text:p>
      <text:p text:style-name="P23"><text:span text:style-name="T34"><text:s text:c="4"/></text:span>}</text:p>
      <text:p text:style-name="P24"><text:span text:style-name="T33">private</text:span>:</text:p>
      <text:p text:style-name="P24"><text:span text:style-name="T34"><text:s text:c="4"/></text:span><text:span text:style-name="T38">T</text:span><text:span text:style-name="T34"> </text:span>*<text:span text:style-name="T41">_root</text:span>,<text:span text:style-name="T34"> <text:s text:c="17"/></text:span><text:span text:style-name="T39">//Указатель</text:span><text:span text:style-name="T34"> </text:span><text:span text:style-name="T39">на</text:span><text:span text:style-name="T34"> </text:span><text:span text:style-name="T39">начало</text:span><text:span text:style-name="T34"> </text:span><text:span text:style-name="T39">стека,</text:span><text:span text:style-name="T34"> </text:span><text:span text:style-name="T39">чтобы</text:span><text:span text:style-name="T34"> </text:span><text:span text:style-name="T39">потом</text:span><text:span text:style-name="T34"> </text:span><text:span text:style-name="T39">его</text:span><text:span text:style-name="T34"> <text:tab/></text:span><text:span text:style-name="T35">\</text:span><text:soft-page-break/><text:span text:style-name="T34"><text:tab/><text:tab/><text:tab/><text:tab/><text:tab/> <text:s text:c="3"/></text:span><text:span text:style-name="T39">можно</text:span><text:span text:style-name="T34"> </text:span><text:span text:style-name="T39">было</text:span><text:span text:style-name="T34"> </text:span><text:span text:style-name="T39">удалить</text:span></text:p>
      <text:p text:style-name="P24"><text:span text:style-name="T34"><text:s text:c="6"/></text:span>*<text:span text:style-name="T41">_pntr</text:span>;<text:span text:style-name="T34"> <text:s text:c="17"/></text:span><text:span text:style-name="T39">//Указатель</text:span><text:span text:style-name="T34"> </text:span><text:span text:style-name="T39">на</text:span><text:span text:style-name="T34"> </text:span><text:span text:style-name="T39">вершину</text:span><text:span text:style-name="T34"> </text:span><text:span text:style-name="T39">стека</text:span></text:p>
      <text:p text:style-name="P24"><text:span text:style-name="T34"><text:s text:c="4"/></text:span><text:span text:style-name="T33">int</text:span><text:span text:style-name="T34"> </text:span><text:span text:style-name="T41">_maxSize</text:span>;<text:span text:style-name="T34"> <text:s text:c="13"/></text:span><text:span text:style-name="T39">//Максимальная</text:span><text:span text:style-name="T34"> </text:span><text:span text:style-name="T39">вместимость</text:span><text:span text:style-name="T34"> </text:span><text:span text:style-name="T39">стека.</text:span></text:p>
      <text:p text:style-name="P24">};</text:p>
      <text:p text:style-name="P24"/>
      <text:p text:style-name="P25">Теперь напишем функцию, которая будет выводить все элементы контейнера, используя итератор.</text:p>
      <text:p text:style-name="P24"/>
      <text:p text:style-name="P24"/>
      <text:p text:style-name="P24"><text:span text:style-name="T33">template</text:span><text:span text:style-name="T34"> </text:span>&lt;<text:span text:style-name="T33">typename</text:span><text:span text:style-name="T34"> </text:span><text:span text:style-name="T38">T</text:span>,<text:span text:style-name="T34"> </text:span><text:span text:style-name="T33">template</text:span><text:span text:style-name="T34"> </text:span>&lt;<text:span text:style-name="T33">typename</text:span><text:span text:style-name="T34"> </text:span><text:span text:style-name="T38">T</text:span>&gt;<text:span text:style-name="T34"> </text:span><text:span text:style-name="T33">class</text:span><text:span text:style-name="T34"> </text:span><text:span text:style-name="T38">Container</text:span>&gt;<text:span text:style-name="T34"> </text:span><text:span text:style-name="T39">//Шаблон,</text:span><text:span text:style-name="T34"> <text:s/></text:span><text:span text:style-name="T37">\</text:span><text:span text:style-name="T34"><text:tab/><text:tab/><text:tab/></text:span><text:span text:style-name="T39">определяющий</text:span><text:span text:style-name="T34"> </text:span><text:span text:style-name="T39">какие</text:span><text:span text:style-name="T34"> </text:span><text:span text:style-name="T39">типы</text:span><text:span text:style-name="T34"> </text:span><text:span text:style-name="T39">в</text:span><text:span text:style-name="T34"> </text:span><text:span text:style-name="T39">контейнере.</text:span><text:span text:style-name="T34"> </text:span><text:span text:style-name="T39">и</text:span><text:span text:style-name="T34"> </text:span><text:span text:style-name="T39">сам</text:span><text:span text:style-name="T34"> </text:span><text:span text:style-name="T39">тип</text:span><text:span text:style-name="T34"> </text:span><text:span text:style-name="T39">контейнера</text:span></text:p>
      <text:p text:style-name="P24"><text:span text:style-name="T33">void</text:span><text:span text:style-name="T34"> </text:span>printContainer(<text:span text:style-name="T33">const</text:span><text:span text:style-name="T34"> </text:span><text:span text:style-name="T38">Container</text:span>&lt;<text:span text:style-name="T38">T</text:span>&gt;<text:span text:style-name="T34"> </text:span>&amp;container)<text:span text:style-name="T34"> </text:span><text:span text:style-name="T39">//на</text:span><text:span text:style-name="T34"> </text:span><text:span text:style-name="T39">вход</text:span><text:span text:style-name="T34"> </text:span><text:span text:style-name="T39">поступает</text:span><text:span text:style-name="T34"> </text:span>только<text:span text:style-name="T37">\ <text:tab/><text:tab/><text:tab/><text:tab/><text:tab/><text:tab/><text:tab/><text:tab/> <text:s text:c="5"/></text:span>контейнер</text:p>
      <text:p text:style-name="P24">{</text:p>
      <text:p text:style-name="P24"><text:span text:style-name="T34"><text:s text:c="4"/></text:span><text:span text:style-name="T33">typename</text:span><text:span text:style-name="T34"> </text:span><text:span text:style-name="T38">Container</text:span>&lt;<text:span text:style-name="T38">T</text:span>&gt;::<text:span text:style-name="T38">Iterator</text:span><text:span text:style-name="T34"> </text:span>it<text:span text:style-name="T34"> </text:span>=<text:span text:style-name="T34"> </text:span>container.begin();<text:span text:style-name="T34"> <text:s/></text:span><text:span text:style-name="T39">//Итератор,</text:span><text:span text:style-name="T40">\ </text:span><text:span text:style-name="T34"><text:s/><text:tab/><text:tab/><text:tab/><text:tab/><text:tab/><text:tab/><text:tab/><text:tab/></text:span><text:span text:style-name="T39">указывающий</text:span><text:span text:style-name="T34"> </text:span><text:span text:style-name="T39">на</text:span><text:span text:style-name="T34"> </text:span><text:span text:style-name="T39">начало</text:span><text:span text:style-name="T34"> </text:span><text:span text:style-name="T39">контейнера</text:span></text:p>
      <text:p text:style-name="P24"><text:span text:style-name="T34"><text:s text:c="4"/></text:span><text:span text:style-name="T33">typename</text:span><text:span text:style-name="T34"> </text:span><text:span text:style-name="T38">Container</text:span>&lt;<text:span text:style-name="T38">T</text:span>&gt;::<text:span text:style-name="T38">Iterator</text:span><text:span text:style-name="T34"> </text:span>end<text:span text:style-name="T34"> </text:span>=<text:span text:style-name="T34"> </text:span>container.end();<text:span text:style-name="T34"> <text:s text:c="2"/></text:span><text:span text:style-name="T39">//Итератор, </text:span><text:span text:style-name="T40">\</text:span><text:span text:style-name="T34"> <text:tab/><text:tab/><text:tab/><text:tab/><text:tab/><text:tab/><text:tab/></text:span><text:span text:style-name="T39">указывающий</text:span><text:span text:style-name="T34"> </text:span><text:span text:style-name="T39">на</text:span><text:span text:style-name="T34"> </text:span><text:span text:style-name="T39">конец</text:span><text:span text:style-name="T34"> </text:span><text:span text:style-name="T39">контейнера</text:span><text:span text:style-name="T34"> </text:span></text:p>
      <text:p text:style-name="P24"><text:span text:style-name="T34"><text:s text:c="4"/></text:span><text:span text:style-name="T33">for</text:span>(;<text:span text:style-name="T34"> </text:span>it!=end;it++)<text:span text:style-name="T34"> </text:span><text:span text:style-name="T39">//до</text:span><text:span text:style-name="T34"> </text:span><text:span text:style-name="T39">тех</text:span><text:span text:style-name="T34"> </text:span><text:span text:style-name="T39">пор,</text:span><text:span text:style-name="T34"> </text:span><text:span text:style-name="T39">пока</text:span><text:span text:style-name="T34"> </text:span><text:span text:style-name="T39">мы</text:span><text:span text:style-name="T34"> </text:span><text:span text:style-name="T39">не</text:span><text:span text:style-name="T34"> </text:span><text:span text:style-name="T39">дошли</text:span><text:span text:style-name="T34"> </text:span><text:span text:style-name="T39">до</text:span><text:span text:style-name="T34"> </text:span><text:span text:style-name="T39">конца</text:span><text:span text:style-name="T34"> </text:span><text:span text:style-name="T39">контейнера</text:span></text:p>
      <text:p text:style-name="P24"><text:span text:style-name="T34"><text:s text:c="8"/></text:span><text:span text:style-name="T38">std</text:span>::cout<text:span text:style-name="T34"> </text:span>&lt;&lt;<text:span text:style-name="T34"> </text:span>*it<text:span text:style-name="T34"> </text:span>&lt;&lt;<text:span text:style-name="T34"> </text:span><text:span text:style-name="T39">','</text:span>;<text:span text:style-name="T34"> </text:span><text:span text:style-name="T39">//Выводим</text:span><text:span text:style-name="T34"> </text:span><text:span text:style-name="T39">то,</text:span><text:span text:style-name="T34"> </text:span><text:span text:style-name="T39">что</text:span><text:span text:style-name="T34"> </text:span><text:span text:style-name="T39">хранит</text:span><text:span text:style-name="T34"> </text:span><text:span text:style-name="T39">этот</text:span><text:span text:style-name="T34"> </text:span><text:span text:style-name="T39">итератор</text:span><text:span text:style-name="T34"> </text:span><text:span text:style-name="T39">и</text:span><text:span text:style-name="T40">\</text:span><text:span text:style-name="T34"><text:tab/><text:tab/><text:tab/><text:tab/><text:tab/><text:tab/> <text:s text:c="2"/></text:span><text:span text:style-name="T39">запятую</text:span></text:p>
      <text:p text:style-name="P24"><text:span text:style-name="T34"><text:s text:c="4"/></text:span><text:span text:style-name="T38">std</text:span>::cout<text:span text:style-name="T34"> </text:span>&lt;&lt;<text:span text:style-name="T34"> </text:span><text:span text:style-name="T38">std</text:span>::endl;<text:span text:style-name="T34"> <text:s/></text:span><text:span text:style-name="T39">//Завершаем</text:span><text:span text:style-name="T34"> </text:span><text:span text:style-name="T39">вывод.</text:span><text:span text:style-name="T34"> </text:span><text:span text:style-name="T39">сбрасываем</text:span><text:span text:style-name="T34"> </text:span><text:span text:style-name="T39">буфер</text:span><text:span text:style-name="T34"> </text:span><text:span text:style-name="T39">и</text:span><text:span text:style-name="T34"> </text:span><text:span text:style-name="T39">т.д.</text:span></text:p>
      <text:p text:style-name="P24">}</text:p>
      <text:p text:style-name="P24"/>
      <text:p text:style-name="P24"/>
      <text:list xml:id="list5414058508311153750" text:style-name="WWNum1">
        <text:list-header>
          <text:p text:style-name="P39"><text:span text:style-name="T2">2<text:tab/></text:span><text:span text:style-name="T1">Подготовка к работе</text:span></text:p>
        </text:list-header>
      </text:list>
      <text:list xml:id="list8651871138242677334" text:style-name="WWNum13">
        <text:list-item>
          <text:p text:style-name="P40"><text:span text:style-name="T10">Изучите </text:span><text:span text:style-name="T7">теор</text:span><text:span text:style-name="T8">е</text:span><text:span text:style-name="T7">тические свед</text:span><text:span text:style-name="T8">е</text:span><text:span text:style-name="T7">ния</text:span><text:span text:style-name="T10">.</text:span></text:p>
        </text:list-item>
      </text:list>
      <text:p text:style-name="P38"/>
      <text:p text:style-name="P14">3 <text:tab/>Задание </text:p>
      <text:p text:style-name="P15"/>
      <text:p text:style-name="P3"><text:span text:style-name="Source_20_Text"><text:span text:style-name="T20">1</text:span></text:span><text:span text:style-name="Source_20_Text"><text:span text:style-name="T27">) </text:span></text:span><text:span text:style-name="Source_20_Text"><text:span text:style-name="T23">Оценить сложность алгоритмов индексации и добавления нового элемента по времени в контейнерах сделанных в упражнении 1. (Вектор, список) в зависимости от варианта.</text:span></text:span></text:p>
      <text:p text:style-name="P3"><text:span text:style-name="Source_20_Text"><text:span text:style-name="T19"/></text:span></text:p>
      <text:p text:style-name="P7"><text:span text:style-name="Source_20_Text"><text:span text:style-name="T24">2) Реализовать класс стек, как в примере.</text:span></text:span></text:p>
      <text:p text:style-name="P7"><text:span text:style-name="Source_20_Text"><text:span text:style-name="T24"/></text:span></text:p>
      <text:p text:style-name="P7"><text:span text:style-name="Source_20_Text"><text:span text:style-name="T24">3) Реализовать итератор для своего контейнера (это который был реализован в упражнении 1, вектор или список). </text:span></text:span><text:span text:style-name="Source_20_Text"><text:span text:style-name="T25">Итераторы должен иметь минимальный интерфейс как в примере. (Хотя можно добавить функций)</text:span></text:span></text:p>
      <text:p text:style-name="P3"><text:span text:style-name="Source_20_Text"><text:span text:style-name="T19"/></text:span></text:p>
      <text:p text:style-name="P4"><text:span text:style-name="Source_20_Text"><text:span text:style-name="T24">4</text:span></text:span><text:span text:style-name="Source_20_Text"><text:span text:style-name="T19">) </text:span></text:span><text:span text:style-name="Source_20_Text"><text:span text:style-name="T26">Вывести на экран все элементы двух контейнеров с помощью одной шаблонной функции.</text:span></text:span></text:p>
      <text:p text:style-name="P4"><text:span text:style-name="Source_20_Text"><text:span text:style-name="T26"><text:s text:c="4"/>Первый контейнер — стек, реализованный ранее.</text:span></text:span></text:p>
      <text:p text:style-name="P4"><text:span text:style-name="Source_20_Text"><text:span text:style-name="T26"><text:s text:c="2"/>Второй контейнер — реализованный в первой лабараторной работе в зависимости от <text:s text:c="4"/>варианта.</text:span></text:span></text:p>
      <text:p text:style-name="P4"><text:span text:style-name="Source_20_Text"><text:span text:style-name="T21"/></text:span></text:p>
      <text:p text:style-name="P4"/>
      <text:p text:style-name="P4"/>
      <text:p text:style-name="P4"/>
      <text:p text:style-name="P4"/>
      <text:p text:style-name="P4"/>
      <text:p text:style-name="P4"/>
      <text:p text:style-name="P4"/>
      <text:p text:style-name="P4"/>
      <text:p text:style-name="P4"><text:span text:style-name="Source_20_Text"><text:span text:style-name="T19"/></text:span></text:p>
      <text:p text:style-name="P5"><text:span text:style-name="Source_20_Text"><text:span text:style-name="T22"><text:tab/></text:span></text:span></text:p>
      <text:p text:style-name="P5"><text:span text:style-name="Source_20_Text"><text:span text:style-name="T22"><text:tab/></text:span></text:span></text:p>
      <text:p text:style-name="P8"><text:soft-page-break/><text:span text:style-name="Source_20_Text"><text:span text:style-name="T11">4 Контрольные вопросы</text:span></text:span></text:p>
      <text:p text:style-name="P9"><text:span text:style-name="Source_20_Text"><text:span text:style-name="T14"/></text:span></text:p>
      <text:p text:style-name="P9"><text:span text:style-name="Source_20_Text"><text:span text:style-name="T14">1) </text:span></text:span><text:span text:style-name="Source_20_Text"><text:span text:style-name="T15">Зачем нужна оценка сложности алгоритма?</text:span></text:span></text:p>
      <text:p text:style-name="P9"><text:span text:style-name="Source_20_Text"><text:span text:style-name="T14">2) </text:span></text:span><text:span text:style-name="Source_20_Text"><text:span text:style-name="T15">По каким параметрам можно оценивать сложность алгоритмов?</text:span></text:span></text:p>
      <text:p text:style-name="P9"><text:span text:style-name="Source_20_Text"><text:span text:style-name="T14">3) </text:span></text:span><text:span text:style-name="Source_20_Text"><text:span text:style-name="T15">Что такое паттерны проектирования?</text:span></text:span></text:p>
      <text:p text:style-name="P9"><text:span text:style-name="Source_20_Text"><text:span text:style-name="T14">4) </text:span></text:span><text:span text:style-name="Source_20_Text"><text:span text:style-name="T15">Какие паттерны проектирования вы знаете?</text:span></text:span></text:p>
      <text:p text:style-name="P9"><text:span text:style-name="Source_20_Text"><text:span text:style-name="T14">5) </text:span></text:span><text:span text:style-name="Source_20_Text"><text:span text:style-name="T15">Для чего нужен паттерн проектирования «Итератор»?</text:span></text:span></text:p>
      <text:p text:style-name="P9"><text:span text:style-name="Source_20_Text"><text:span text:style-name="T14">6) </text:span></text:span><text:span text:style-name="Source_20_Text"><text:span text:style-name="T15">Оцените временную сложность алгоритма:</text:span></text:span></text:p>
      <text:p text:style-name="P37"><text:span text:style-name="Source_20_Text"><text:span text:style-name="T15">{</text:span></text:span></text:p>
      <text:p text:style-name="P37"><text:span text:style-name="Source_20_Text"><text:span text:style-name="T15"><text:s text:c="3"/>for(int i = 0; i &lt; N; i++)</text:span></text:span></text:p>
      <text:p text:style-name="P37"><text:span text:style-name="Source_20_Text"><text:span text:style-name="T15"><text:s text:c="6"/>for(int j = 0; j &lt; N; j++)</text:span></text:span></text:p>
      <text:p text:style-name="P37"><text:span text:style-name="Source_20_Text"><text:span text:style-name="T15"><text:s text:c="6"/>{</text:span></text:span></text:p>
      <text:p text:style-name="P37"><text:span text:style-name="Source_20_Text"><text:span text:style-name="T15"><text:s text:c="9"/>if(N % 2 == 0)</text:span></text:span></text:p>
      <text:p text:style-name="P37"><text:span text:style-name="Source_20_Text"><text:span text:style-name="T15"><text:s text:c="12"/>for(int k = 0; k &lt; N; k++)</text:span></text:span></text:p>
      <text:p text:style-name="P37"><text:span text:style-name="Source_20_Text"><text:span text:style-name="T15"><text:s text:c="16"/>someSum += 1;</text:span></text:span></text:p>
      <text:p text:style-name="P37"><text:span text:style-name="Source_20_Text"><text:span text:style-name="T15"><text:s text:c="9"/>else</text:span></text:span></text:p>
      <text:p text:style-name="P37"><text:span text:style-name="Source_20_Text"><text:span text:style-name="T15"><text:s text:c="12"/>for(int k = 0; k &lt; N; k++)</text:span></text:span></text:p>
      <text:p text:style-name="P37"><text:span text:style-name="Source_20_Text"><text:span text:style-name="T15"><text:s text:c="15"/>someSum -= 1;</text:span></text:span></text:p>
      <text:p text:style-name="P37"><text:span text:style-name="Source_20_Text"><text:span text:style-name="T15"><text:s text:c="6"/>}</text:span></text:span></text:p>
      <text:p text:style-name="P37"><text:span text:style-name="Source_20_Text"><text:span text:style-name="T15">} <text:s text:c="3"/></text:span></text:span></text:p>
      <text:p text:style-name="P9"><text:span text:style-name="Source_20_Text"><text:span text:style-name="T14">7) </text:span></text:span><text:span text:style-name="Source_20_Text"><text:span text:style-name="T15">Какие виды контейнеров вы знаете?</text:span></text:span></text:p>
      <text:p text:style-name="P9"><text:span text:style-name="Source_20_Text"><text:span text:style-name="T14">8) </text:span></text:span><text:span text:style-name="Source_20_Text"><text:span text:style-name="T16">В чём суть обобщённого программирования?</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egoe UI" style:font-family-asian="'Segoe UI'" style:font-family-generic-asian="system" style:font-pitch-asian="variable" style:font-size-asian="7pt" style:font-weight-asian="bold" style:font-name-complex="Tahoma" style:font-family-complex="Tahoma"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5S</meta:editing-duration>
    <meta:editing-cycles>8</meta:editing-cycles>
    <meta:generator>LibreOffice/4.3.3.2$Linux_x86 LibreOffice_project/430m0$Build-2</meta:generator>
    <dc:date>2017-05-15T12:25:18.132445464</dc:date>
    <meta:document-statistic meta:table-count="0" meta:image-count="0" meta:object-count="0" meta:page-count="6" meta:paragraph-count="173" meta:word-count="1352" meta:character-count="11083" meta:non-whitespace-character-count="8717"/>
    <meta:user-defined meta:name="Info 1"/>
    <meta:user-defined meta:name="Info 2"/>
    <meta:user-defined meta:name="Info 3"/>
    <meta:user-defined meta:name="Info 4"/>
  </office:meta>
</office:document-meta>
</file>